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d135" officeooo:paragraph-rsid="0017d135"/>
    </style:style>
    <style:style style:name="P2" style:family="paragraph" style:parent-style-name="Standard" style:list-style-name="L1">
      <style:text-properties officeooo:rsid="0019a02e" officeooo:paragraph-rsid="0019a02e"/>
    </style:style>
    <style:style style:name="P3" style:family="paragraph" style:parent-style-name="Standard">
      <style:text-properties officeooo:rsid="0019a02e" officeooo:paragraph-rsid="0019a02e"/>
    </style:style>
    <style:style style:name="P4" style:family="paragraph" style:parent-style-name="Standard" style:list-style-name="L2">
      <style:text-properties officeooo:rsid="0019a02e" officeooo:paragraph-rsid="0019a02e"/>
    </style:style>
    <style:style style:name="P5" style:family="paragraph" style:parent-style-name="Standard" style:list-style-name="L1">
      <style:text-properties officeooo:rsid="001bcd3a" officeooo:paragraph-rsid="001bcd3a"/>
    </style:style>
    <style:style style:name="P6" style:family="paragraph" style:parent-style-name="Standard" style:list-style-name="L1">
      <style:text-properties officeooo:rsid="001bef93" officeooo:paragraph-rsid="001bef93"/>
    </style:style>
    <style:style style:name="T1" style:family="text">
      <style:text-properties officeooo:rsid="001b8b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s:</text:p>
      <text:list xml:id="list7760965272810971512" text:style-name="L2">
        <text:list-item>
          <text:p text:style-name="P4">CTC-$Y.$H</text:p>
          <text:list>
            <text:list-item>
              <text:p text:style-name="P4">$Y is the vertical coordinate of the crafting table</text:p>
            </text:list-item>
            <text:list-item>
              <text:p text:style-name="P4">$H is the horizontal coordinate of the crafting table</text:p>
            </text:list-item>
            <text:list-item>
              <text:p text:style-name="P4">CTC refers to Crafting Table Coordinate(s)</text:p>
            </text:list-item>
            <text:list-item>
              <text:p text:style-name="P4">if a pair of $Y.$H appear as $Y0.$H0-$Y1.$H1, where $Y0.$H0 is the first coordinate, and $Y1.$H1 is the second coordinate, then you are to assume that this means ‘first coordinate to second <text:s/>coordinate. If a comma separates the coordinates, then this means that an item will be placed at these specific coordinates, <text:span text:style-name="T1">not though.</text:span></text:p>
            </text:list-item>
          </text:list>
        </text:list-item>
      </text:list>
      <text:list xml:id="list6362510318430310272" text:style-name="L1">
        <text:list-header>
          <text:p text:style-name="P1"/>
        </text:list-header>
        <text:list-item>
          <text:p text:style-name="P1">Enderium</text:p>
          <text:list>
            <text:list-item>
              <text:p text:style-name="P1">Induction Furnace</text:p>
              <text:list>
                <text:list-item>
                  <text:p text:style-name="P1">slot 1</text:p>
                  <text:list>
                    <text:list-item>
                      <text:p text:style-name="P1">Enderium Blend</text:p>
                      <text:list>
                        <text:list-item>
                          <text:p text:style-name="P6">Crafting Table</text:p>
                          <text:list>
                            <text:list-item>
                              <text:p text:style-name="P6">CTC-2.1</text:p>
                              <text:list>
                                <text:list-item>
                                  <text:p text:style-name="P1">(1) Platinum, or Shiny Metal, Dust</text:p>
                                </text:list-item>
                              </text:list>
                            </text:list-item>
                            <text:list-item>
                              <text:p text:style-name="P6">CTC-2.2</text:p>
                              <text:list>
                                <text:list-item>
                                  <text:p text:style-name="P1">(1) Silver Grit, or Dust</text:p>
                                </text:list-item>
                              </text:list>
                            </text:list-item>
                            <text:list-item>
                              <text:p text:style-name="P6">CTC-3.1-3.2</text:p>
                              <text:list>
                                <text:list-item>
                                  <text:p text:style-name="P1">(2) Tin Dust, or Powder, or the combination of the two</text:p>
                                </text:list-item>
                              </text:list>
                            </text:list-item>
                            <text:list-item>
                              <text:p text:style-name="P6">CTC-1.1</text:p>
                              <text:list>
                                <text:list-item>
                                  <text:p text:style-name="P1">(1) Bucket of Resonant Ender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slot 2</text:p>
                  <text:list>
                    <text:list-item>
                      <text:p text:style-name="P6">Pyrotheum Dust</text:p>
                      <text:list>
                        <text:list-item>
                          <text:p text:style-name="P6">Crafting Table</text:p>
                          <text:list>
                            <text:list-item>
                              <text:p text:style-name="P6">CTC-3.1</text:p>
                              <text:list>
                                <text:list-item>
                                  <text:p text:style-name="P1">(1) Coal Dust</text:p>
                                </text:list-item>
                              </text:list>
                            </text:list-item>
                            <text:list-item>
                              <text:p text:style-name="P6">CTC-3.2</text:p>
                              <text:list>
                                <text:list-item>
                                  <text:p text:style-name="P1">(1) Redstone Dust</text:p>
                                </text:list-item>
                              </text:list>
                            </text:list-item>
                            <text:list-item>
                              <text:p text:style-name="P6">CTC-2.1</text:p>
                              <text:list>
                                <text:list-item>
                                  <text:p text:style-name="P1">(1) Sulfur, or Sulfur Dust</text:p>
                                </text:list-item>
                              </text:list>
                            </text:list-item>
                            <text:list-item>
                              <text:p text:style-name="P6">CTC-2.2</text:p>
                              <text:list>
                                <text:list-item>
                                  <text:p text:style-name="P1">(1) Blaze Powder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notes</text:p>
                  <text:list>
                    <text:list-item>
                      <text:p text:style-name="P1">for every 1 Blaze Powder used, 2 Enderium Blend units will be used for a yield of 2 Enderium Ingo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Solar Panel I</text:p>
          <text:list>
            <text:list-item>
              <text:p text:style-name="P1">Crafting Table</text:p>
              <text:list>
                <text:list-item>
                  <text:p text:style-name="P1">CTC-3.1-3.3</text:p>
                  <text:list>
                    <text:list-item>
                      <text:p text:style-name="P1">Mirrors</text:p>
                      <text:list>
                        <text:list-item>
                          <text:p text:style-name="P6">Crafting Table</text:p>
                          <text:list>
                            <text:list-item>
                              <text:p text:style-name="P1">(3) Glass at CTC-3.1-3.3</text:p>
                            </text:list-item>
                            <text:list-item>
                              <text:p text:style-name="P1">(1) Iron Ingot at CTC-2.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CTC-2.1,CTC-2.3,CTC-1.1-1.3</text:p>
                  <text:list>
                    <text:list-item>
                      <text:p text:style-name="P2"><text:soft-page-break/>(5) *wood planks</text:p>
                    </text:list-item>
                  </text:list>
                </text:list-item>
                <text:list-item>
                  <text:p text:style-name="P2">CTC-2.2</text:p>
                  <text:list>
                    <text:list-item>
                      <text:p text:style-name="P2">(1) Redstone Dust</text:p>
                    </text:list-item>
                  </text:list>
                </text:list-item>
              </text:list>
            </text:list-item>
            <text:list-item>
              <text:p text:style-name="P2">Notes</text:p>
              <text:list>
                <text:list-item>
                  <text:p text:style-name="P2">for the materials provided, 1 solar panel I will be produced</text:p>
                </text:list-item>
              </text:list>
            </text:list-item>
          </text:list>
        </text:list-item>
        <text:list-item>
          <text:p text:style-name="P5">Diamonds</text:p>
          <text:list>
            <text:list-item>
              <text:p text:style-name="P5">Furnace</text:p>
              <text:list>
                <text:list-item>
                  <text:p text:style-name="P5">Dirty Diamonds</text:p>
                  <text:list>
                    <text:list-item>
                      <text:p text:style-name="P5">Crafting Table</text:p>
                      <text:list>
                        <text:list-item>
                          <text:p text:style-name="P5">CTC-3.1-3.3,CTC-2.1,CTC-2.3,CTC1.1-1.3</text:p>
                          <text:list>
                            <text:list-item>
                              <text:p text:style-name="P5">(8) Blocks of Dir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9:42:16.185101656</meta:creation-date>
    <dc:date>2017-02-12T20:13:11.008241792</dc:date>
    <meta:editing-duration>PT8M33S</meta:editing-duration>
    <meta:editing-cycles>3</meta:editing-cycles>
    <meta:generator>LibreOffice/5.1.6.2.0$Linux_X86_64 LibreOffice_project/10m0$Build-2</meta:generator>
    <meta:document-statistic meta:table-count="0" meta:image-count="0" meta:object-count="0" meta:page-count="2" meta:paragraph-count="52" meta:word-count="265" meta:character-count="1347" meta:non-whitespace-character-count="1183"/>
  </office:meta>
</office:document-meta>
</file>